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automatic-styles>
    <style:style style:name="Table1" style:family="table" style:master-page-name="Standard">
      <style:table-properties style:width="7.5528in" fo:margin-left="-0.4375in" fo:margin-top="0in" fo:margin-bottom="0in" style:page-number="auto" table:align="left" style:writing-mode="lr-tb"/>
    </style:style>
    <style:style style:name="Table1.A" style:family="table-column">
      <style:table-column-properties style:column-width="7.5528in"/>
    </style:style>
    <style:style style:name="Table1.1" style:family="table-row">
      <style:table-row-properties style:min-row-height="0.631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611in" style:rel-column-width="2968*"/>
    </style:style>
    <style:style style:name="Table2.B" style:family="table-column">
      <style:table-column-properties style:column-width="4.8639in" style:rel-column-width="700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1pt" fo:letter-spacing="normal" style:text-underline-style="none" fo:font-weight="normal" officeooo:rsid="0013e44a" officeooo:paragraph-rsid="0013e44a" style:letter-kerning="fals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54e0a"/>
    </style:style>
    <style:style style:name="P3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242ab" officeooo:paragraph-rsid="00a242ab"/>
    </style:style>
    <style:style style:name="P4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1pt" fo:letter-spacing="normal" fo:font-style="italic" style:text-underline-style="none" fo:font-weight="normal" officeooo:paragraph-rsid="000f3a78" style:letter-kerning="false" style:font-size-asian="11pt" style:font-weight-asian="normal"/>
    </style:style>
    <style:style style:name="P5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1pt" fo:letter-spacing="normal" style:text-underline-style="none" fo:font-weight="normal" style:letter-kerning="false" style:font-size-asian="11pt" style:font-weight-asian="normal"/>
    </style:style>
    <style:style style:name="P6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3pt" fo:letter-spacing="normal" style:text-underline-style="none" fo:font-weight="bold" style:letter-kerning="false" style:font-size-asian="11.3500003814697pt" style:font-weight-asian="bold" style:font-size-complex="13pt" style:font-weight-complex="bold"/>
    </style:style>
    <style:style style:name="P7" style:family="paragraph" style:parent-style-name="Heading_20_2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6pt" style:text-underline-style="solid" style:text-underline-width="auto" style:text-underline-color="font-color" fo:font-weight="bold" officeooo:rsid="004a1572" officeooo:paragraph-rsid="00454e0a" style:font-size-asian="16pt" style:font-weight-asian="bold" style:font-size-complex="16pt" style:font-weight-complex="bold"/>
    </style:style>
    <style:style style:name="P8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officeooo:paragraph-rsid="00093e55"/>
    </style:style>
    <style:style style:name="P9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fo:font-size="13pt" officeooo:paragraph-rsid="00093e55" style:font-size-asian="13pt" style:font-name-complex="Calibri"/>
    </style:style>
    <style:style style:name="P10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fo:font-size="13pt" fo:font-weight="bold" officeooo:paragraph-rsid="00093e55" style:font-size-asian="13pt" style:font-weight-asian="bold" style:font-name-complex="Calibri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paragraph-rsid="00093e55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style:font-size-asian="14pt" style:font-name-complex="Calibri" style:font-size-complex="16pt"/>
    </style:style>
    <style:style style:name="P1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1dadf7" officeooo:paragraph-rsid="001dadf7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801a6" officeooo:paragraph-rsid="002801a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24cd0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61c03" officeooo:paragraph-rsid="00261c03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dec4f" officeooo:paragraph-rsid="002dec4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545ca" officeooo:paragraph-rsid="003545c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90c89" officeooo:paragraph-rsid="00390c8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24cd0c" style:font-size-asian="12pt" style:font-weight-asian="normal" style:font-name-complex="Calibri" style:font-size-complex="12pt" style:font-weight-complex="normal"/>
    </style:style>
    <style:style style:name="P2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876d57" style:font-size-asian="12pt" style:font-weight-asian="normal" style:font-name-complex="Calibri" style:font-size-complex="12pt" style:font-weight-complex="normal"/>
    </style:style>
    <style:style style:name="P2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dd612" officeooo:paragraph-rsid="002dd612" style:font-size-asian="12pt" style:font-weight-asian="normal" style:font-name-complex="Calibri" style:font-size-complex="12pt" style:font-weight-complex="normal"/>
    </style:style>
    <style:style style:name="P2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9e81f" officeooo:paragraph-rsid="00877ae3" style:font-size-asian="12pt" style:font-weight-asian="normal" style:font-name-complex="Calibri" style:font-size-complex="12pt" style:font-weight-complex="normal"/>
    </style:style>
    <style:style style:name="P2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3bd80" officeooo:paragraph-rsid="00896a00" style:font-size-asian="12pt" style:font-weight-asian="normal" style:font-name-complex="Calibri" style:font-size-complex="12pt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04f4ec7" style:font-size-asian="12pt" style:font-weight-asian="normal" style:font-name-complex="Calibri" style:font-size-complex="12pt" style:font-weight-complex="normal"/>
    </style:style>
    <style:style style:name="P2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5ebe6e" officeooo:paragraph-rsid="0066764b" style:font-size-asian="12pt" style:font-weight-asian="normal" style:font-name-complex="Calibri" style:font-size-complex="12pt" style:font-weight-complex="normal"/>
    </style:style>
    <style:style style:name="P2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font-weight="normal" officeooo:rsid="00588e40" officeooo:paragraph-rsid="00588e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4f4ec7" officeooo:paragraph-rsid="004f4ec7"/>
    </style:style>
    <style:style style:name="P2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23e32" officeooo:paragraph-rsid="00523e32"/>
    </style:style>
    <style:style style:name="P3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88e40" officeooo:paragraph-rsid="00588e40"/>
    </style:style>
    <style:style style:name="P3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696c42"/>
    </style:style>
    <style:style style:name="P3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8b2da6"/>
    </style:style>
    <style:style style:name="P33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696c42"/>
    </style:style>
    <style:style style:name="P34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0f3a78" officeooo:paragraph-rsid="001dadf7" style:font-size-asian="14pt" style:font-weight-asian="bold" style:font-name-complex="Calibri" style:font-size-complex="16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officeooo:paragraph-rsid="006ed3a9"/>
    </style:style>
    <style:style style:name="P36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3pt" officeooo:paragraph-rsid="00093e55" style:font-size-asian="13pt" style:font-name-complex="Calibri"/>
    </style:style>
    <style:style style:name="P3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bb889" officeooo:paragraph-rsid="00896a00" style:letter-kerning="false" style:font-size-asian="12pt" style:font-weight-asian="normal" style:font-name-complex="Calibri" style:font-size-complex="12pt" style:font-weight-complex="normal"/>
    </style:style>
    <style:style style:name="P3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545ca" officeooo:paragraph-rsid="003545ca" style:letter-kerning="false" style:font-size-asian="12pt" style:font-weight-asian="normal" style:font-name-complex="Calibri" style:font-size-complex="12pt" style:font-weight-complex="normal"/>
    </style:style>
    <style:style style:name="P3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9d586" officeooo:paragraph-rsid="0039d586" style:letter-kerning="false" style:font-size-asian="12pt" style:font-weight-asian="normal" style:font-name-complex="Calibri" style:font-size-complex="12pt" style:font-weight-complex="normal"/>
    </style:style>
    <style:style style:name="P4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9c579" officeooo:paragraph-rsid="0039c579" style:letter-kerning="false" style:font-size-asian="12pt" style:font-weight-asian="normal" style:font-name-complex="Calibri" style:font-size-complex="12pt" style:font-weight-complex="normal"/>
    </style:style>
    <style:style style:name="P4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61c03" officeooo:paragraph-rsid="00261c03" style:letter-kerning="false" style:font-size-asian="12pt" style:font-weight-asian="normal" style:font-name-complex="Calibri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61c03" officeooo:paragraph-rsid="00261c03" style:letter-kerning="false" style:font-size-asian="12pt" style:font-weight-asian="normal" style:font-name-complex="Calibri" style:font-size-complex="12pt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06607" style:letter-kerning="false" style:font-size-asian="12pt" style:font-weight-asian="normal" style:font-name-complex="Calibri" style:font-size-complex="12pt" style:font-weight-complex="normal"/>
    </style:style>
    <style:style style:name="P4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13f3d" style:letter-kerning="false" style:font-size-asian="12pt" style:font-weight-asian="normal" style:font-name-complex="Calibri" style:font-size-complex="12pt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b7d377" style:letter-kerning="false" style:font-size-asian="12pt" style:font-weight-asian="normal" style:font-name-complex="Calibri" style:font-size-complex="12pt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9608b" style:letter-kerning="false" style:font-size-asian="12pt" style:font-weight-asian="normal" style:font-name-complex="Calibri" style:font-size-complex="12pt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b58dd" style:letter-kerning="false" style:font-size-asian="12pt" style:font-weight-asian="normal" style:font-name-complex="Calibri" style:font-size-complex="12pt" style:font-weight-complex="normal"/>
    </style:style>
    <style:style style:name="P4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c4295" style:letter-kerning="false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11ae03b" style:letter-kerning="false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8af6" officeooo:paragraph-rsid="00b7d377" style:letter-kerning="false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bc4295" style:letter-kerning="fals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1212a92" officeooo:paragraph-rsid="01212a92" style:letter-kerning="false" style:font-size-asian="10.5pt" style:font-weight-asian="normal" style:font-name-complex="Calibri" style:font-size-complex="12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bold" officeooo:rsid="003bd0ce" officeooo:paragraph-rsid="00261c03" style:letter-kerning="false" style:font-size-asian="10.5pt" style:font-weight-asian="bold" style:font-size-complex="12pt"/>
    </style:style>
    <style:style style:name="P54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6pt" fo:letter-spacing="normal" style:text-underline-style="solid" style:text-underline-width="auto" style:text-underline-color="font-color" fo:font-weight="bold" officeooo:rsid="01212a92" officeooo:paragraph-rsid="01212a92" style:letter-kerning="false" style:font-size-asian="16pt" style:font-weight-asian="bold" style:font-name-complex="Calibri" style:font-size-complex="16pt" style:font-weight-complex="bold"/>
    </style:style>
    <style:style style:name="P5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1pt" fo:letter-spacing="normal" style:text-underline-style="none" fo:font-weight="normal" officeooo:rsid="0011054a" officeooo:paragraph-rsid="003bd0ce" style:letter-kerning="false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bold" officeooo:rsid="003bd0ce" officeooo:paragraph-rsid="011fd65a" style:letter-kerning="false" style:font-size-asian="10.5pt" style:font-weight-asian="bold" style:font-name-complex="Calibri" style:font-size-complex="12pt" style:font-weight-complex="bold"/>
    </style:style>
    <style:style style:name="P57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bold" officeooo:rsid="003dd04d" officeooo:paragraph-rsid="011fd65a" style:letter-kerning="false" style:font-size-asian="10.5pt" style:font-weight-asian="bold" style:font-name-complex="Calibri" style:font-size-complex="12pt" style:font-weight-complex="bold"/>
    </style:style>
    <style:style style:name="P58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bd0ce" officeooo:paragraph-rsid="011fd65a" style:letter-kerning="false" style:font-size-asian="10.5pt" style:font-weight-asian="normal" style:font-name-complex="Calibri" style:font-size-complex="12pt" style:font-weight-complex="normal"/>
    </style:style>
    <style:style style:name="P59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dd04d" officeooo:paragraph-rsid="011fd65a" style:letter-kerning="false" style:font-size-asian="10.5pt" style:font-weight-asian="normal" style:font-name-complex="Calibri" style:font-size-complex="12pt" style:font-weight-complex="normal"/>
    </style:style>
    <style:style style:name="P6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13f3d"/>
    </style:style>
    <style:style style:name="P6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officeooo:paragraph-rsid="00f6ad61"/>
    </style:style>
    <style:style style:name="P6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font-weight="normal" officeooo:paragraph-rsid="011173a8"/>
    </style:style>
    <style:style style:name="P63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865c5"/>
    </style:style>
    <style:style style:name="P64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a3471"/>
    </style:style>
    <style:style style:name="P65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b75c7"/>
    </style:style>
    <style:style style:name="P66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c1c5a"/>
    </style:style>
    <style:style style:name="P67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d27c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36aa5"/>
    </style:style>
    <style:style style:name="P69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690b2"/>
    </style:style>
    <style:style style:name="P70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15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8a8f9"/>
    </style:style>
    <style:style style:name="P71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4534b6" officeooo:paragraph-rsid="0084dbe2" style:letter-kerning="false" style:font-size-asian="12pt" style:font-weight-asian="normal" style:font-name-complex="Calibri" style:font-size-complex="12pt" style:font-weight-complex="normal"/>
    </style:style>
    <style:style style:name="P72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13e44a" officeooo:paragraph-rsid="0084dbe2" style:letter-kerning="fals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13e44a" officeooo:paragraph-rsid="0141da59" style:letter-kerning="fals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75a834" style:letter-kerning="false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13e44a" style:letter-kerning="false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6pt" fo:letter-spacing="normal" style:text-underline-style="solid" style:text-underline-width="auto" style:text-underline-color="font-color" fo:font-weight="bold" style:letter-kerning="false" style:font-size-asian="16pt" style:font-weight-asian="bold" style:font-size-complex="16pt" style:font-weight-complex="bold"/>
    </style:style>
    <style:style style:name="P77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4pt" fo:letter-spacing="normal" style:text-underline-style="none" fo:font-weight="bold" officeooo:rsid="0013e44a" officeooo:paragraph-rsid="0075a834" style:letter-kerning="false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4pt" fo:letter-spacing="normal" style:text-underline-style="none" fo:font-weight="bold" officeooo:rsid="0013e44a" officeooo:paragraph-rsid="0013e44a" style:letter-kerning="false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1pt" fo:letter-spacing="normal" style:text-underline-style="none" style:letter-kerning="false" style:font-size-asian="11pt" style:font-size-complex="11pt"/>
    </style:style>
    <style:style style:name="P80" style:family="paragraph" style:parent-style-name="Standard" style:list-style-name="L3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fo:font-weight="normal" officeooo:rsid="004a1572" officeooo:paragraph-rsid="00454e0a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a25f8"/>
    </style:style>
    <style:style style:name="P82" style:family="paragraph" style:parent-style-name="Standard" style:master-page-name="">
      <loext:graphic-properties draw:fill="none"/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d7b255" officeooo:paragraph-rsid="00d7b255" style:letter-kerning="false" style:font-size-asian="10.5pt" style:font-weight-asian="bold" style:font-size-complex="12pt" style:font-weight-complex="bold"/>
    </style:style>
    <style:style style:name="P83" style:family="paragraph" style:parent-style-name="Standard" style:list-style-name="L1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928271" style:letter-kerning="false" style:font-size-asian="12pt" style:font-weight-asian="normal" style:font-name-complex="Calibri" style:font-size-complex="12pt" style:font-weight-complex="normal"/>
    </style:style>
    <style:style style:name="P84" style:family="paragraph" style:parent-style-name="Standard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928271" style:letter-kerning="false" style:font-size-asian="12pt" style:font-weight-asian="normal" style:font-name-complex="Calibri" style:font-size-complex="12pt" style:font-weight-complex="normal"/>
    </style:style>
    <style:style style:name="P85" style:family="paragraph" style:parent-style-name="Standard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8de8c8" style:letter-kerning="false" style:font-size-asian="12pt" style:font-weight-asian="normal" style:font-name-complex="Calibri" style:font-size-complex="12pt" style:font-weight-complex="normal"/>
    </style:style>
    <style:style style:name="P86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52295"/>
    </style:style>
    <style:style style:name="P87" style:family="paragraph" style:parent-style-name="Standard" style:list-style-name="L1" style:master-page-name="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52295" style:letter-kerning="false" style:font-size-asian="12pt" style:font-weight-asian="normal" style:font-name-complex="Calibri" style:font-size-complex="12pt" style:font-weight-complex="normal"/>
    </style:style>
    <style:style style:name="P88" style:family="paragraph" style:parent-style-name="Standard" style:list-style-name="L2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690b2"/>
    </style:style>
    <style:style style:name="P89" style:family="paragraph" style:parent-style-name="Standard" style:list-style-name="L2">
      <loext:graphic-properties draw:fill="none"/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8a8f9"/>
    </style:style>
    <style:style style:name="P90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d8a8f9" style:letter-kerning="fals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fo:font-weight="normal" officeooo:rsid="014d661f" officeooo:paragraph-rsid="014e6151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name-complex="Calibri"/>
    </style:style>
    <style:style style:name="T2" style:family="text">
      <style:text-properties fo:font-size="18pt" fo:font-weight="bold" officeooo:rsid="00093e55" style:font-size-asian="18pt" style:font-weight-asian="bold" style:font-name-complex="Calibri"/>
    </style:style>
    <style:style style:name="T3" style:family="text">
      <style:text-properties fo:color="#000000" style:text-outline="false" fo:letter-spacing="normal" style:letter-kerning="false"/>
    </style:style>
    <style:style style:name="T4" style:family="text">
      <style:text-properties fo:color="#000000" style:text-outline="false" fo:letter-spacing="normal" style:letter-kerning="false" style:font-name-complex="Calibri"/>
    </style:style>
    <style:style style:name="T5" style:family="text">
      <style:text-properties fo:color="#000000" style:text-outline="false" fo:letter-spacing="normal" officeooo:rsid="001dadf7" style:letter-kerning="false" style:font-name-complex="Calibri"/>
    </style:style>
    <style:style style:name="T6" style:family="text">
      <style:text-properties fo:color="#000000" style:text-outline="false" fo:letter-spacing="normal" officeooo:rsid="0030ea2f" style:letter-kerning="false" style:font-name-complex="Calibri"/>
    </style:style>
    <style:style style:name="T7" style:family="text">
      <style:text-properties fo:color="#000000" style:text-outline="false" fo:letter-spacing="normal" officeooo:rsid="0024cd0c" style:letter-kerning="false" style:font-name-complex="Calibri"/>
    </style:style>
    <style:style style:name="T8" style:family="text">
      <style:text-properties fo:color="#000000" style:text-outline="false" fo:letter-spacing="normal" officeooo:rsid="002bb889" style:letter-kerning="false" style:font-name-complex="Calibri"/>
    </style:style>
    <style:style style:name="T9" style:family="text">
      <style:text-properties fo:color="#000000" style:text-outline="false" fo:letter-spacing="normal" officeooo:rsid="00261c03" style:letter-kerning="false" style:font-name-complex="Calibri"/>
    </style:style>
    <style:style style:name="T10" style:family="text">
      <style:text-properties fo:color="#000000" style:text-outline="false" fo:letter-spacing="normal" officeooo:rsid="0031e36e" style:letter-kerning="false" style:font-name-complex="Calibri"/>
    </style:style>
    <style:style style:name="T11" style:family="text">
      <style:text-properties fo:color="#000000" style:text-outline="false" fo:letter-spacing="normal" officeooo:rsid="00373c49" style:letter-kerning="false" style:font-name-complex="Calibri"/>
    </style:style>
    <style:style style:name="T12" style:family="text">
      <style:text-properties fo:color="#000000" style:text-outline="false" fo:letter-spacing="normal" officeooo:rsid="0024cd0c" style:letter-kerning="false"/>
    </style:style>
    <style:style style:name="T13" style:family="text">
      <style:text-properties fo:color="#000000" style:text-outline="false" fo:letter-spacing="normal" officeooo:rsid="0031e36e" style:letter-kerning="false"/>
    </style:style>
    <style:style style:name="T14" style:family="text">
      <style:text-properties fo:color="#000000" style:text-outline="false" fo:letter-spacing="normal" officeooo:rsid="00c70510" style:letter-kerning="false"/>
    </style:style>
    <style:style style:name="T15" style:family="text">
      <style:text-properties fo:color="#000000" style:text-outline="false" fo:letter-spacing="normal" fo:font-weight="bold" style:letter-kerning="false" style:font-weight-asian="bold" style:font-name-complex="Calibri" style:font-weight-complex="bold"/>
    </style:style>
    <style:style style:name="T16" style:family="text">
      <style:text-properties fo:color="#000000" style:text-outline="false" fo:letter-spacing="normal" fo:font-weight="bold" style:letter-kerning="false" style:font-weight-asian="bold" style:font-weight-complex="bold"/>
    </style:style>
    <style:style style:name="T17" style:family="text">
      <style:text-properties fo:color="#000000" style:text-outline="false" fo:letter-spacing="normal" fo:font-weight="bold" officeooo:rsid="0024cd0c" style:letter-kerning="false" style:font-weight-asian="bold" style:font-weight-complex="bold"/>
    </style:style>
    <style:style style:name="T18" style:family="text">
      <style:text-properties fo:color="#000000" style:text-outline="false" fo:letter-spacing="normal" fo:font-weight="bold" officeooo:rsid="001dadf7" style:letter-kerning="false" style:font-weight-asian="bold" style:font-weight-complex="bold"/>
    </style:style>
    <style:style style:name="T19" style:family="text">
      <style:text-properties fo:color="#000000" style:text-outline="false" fo:font-size="12pt" fo:letter-spacing="normal" style:text-underline-style="none" fo:font-weight="bold" officeooo:rsid="00454e0a" style:letter-kerning="false" style:font-size-asian="12pt" style:font-weight-asian="bold" style:font-size-complex="12pt" style:font-weight-complex="bold"/>
    </style:style>
    <style:style style:name="T20" style:family="text">
      <style:text-properties fo:color="#000000" style:text-outline="false" fo:font-size="12pt" fo:letter-spacing="normal" style:text-underline-style="none" fo:font-weight="bold" officeooo:rsid="0046c881" style:letter-kerning="false" style:font-size-asian="12pt" style:font-weight-asian="bold" style:font-size-complex="12pt" style:font-weight-complex="bold"/>
    </style:style>
    <style:style style:name="T21" style:family="text">
      <style:text-properties fo:color="#000000" style:text-outline="false" fo:font-size="12pt" fo:letter-spacing="normal" style:text-underline-style="none" style:letter-kerning="false" style:font-size-asian="12pt"/>
    </style:style>
    <style:style style:name="T22" style:family="text">
      <style:text-properties fo:color="#000000" style:text-outline="false" fo:font-size="12pt" fo:letter-spacing="normal" style:text-underline-style="none" officeooo:rsid="011ef0d3" style:letter-kerning="false" style:font-size-asian="12pt"/>
    </style:style>
    <style:style style:name="T23" style:family="text">
      <style:text-properties fo:color="#000000" style:text-outline="false" style:font-name="Times New Roman" fo:font-size="12pt" fo:letter-spacing="normal" style:text-underline-style="none" fo:font-weight="normal" officeooo:rsid="004534b6" style:letter-kerning="false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000000" style:text-outline="false" style:font-name="Times New Roman" fo:font-size="12pt" fo:letter-spacing="normal" style:text-underline-style="none" fo:font-weight="normal" officeooo:rsid="00d8a8f9" style:letter-kerning="false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000000" style:text-outline="false" style:font-name="Times New Roman" fo:font-size="12pt" fo:letter-spacing="normal" style:text-underline-style="none" fo:font-weight="normal" officeooo:rsid="00e36aa5" style:letter-kerning="false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000000" style:text-outline="false" style:font-name="Times New Roman" fo:font-size="12pt" fo:letter-spacing="normal" style:text-underline-style="none" fo:font-weight="normal" officeooo:rsid="00fdc07e" style:letter-kerning="false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000000" style:text-outline="false" style:font-name="Times New Roman" fo:font-size="12pt" fo:letter-spacing="normal" style:text-underline-style="none" fo:font-weight="normal" officeooo:rsid="0103e2f6" style:letter-kerning="false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000000" style:text-outline="false" style:font-name="Times New Roman" fo:font-size="12pt" fo:letter-spacing="normal" style:text-underline-style="none" fo:font-weight="normal" officeooo:rsid="01063707" style:letter-kerning="false" style:font-size-asian="12pt" style:font-weight-asian="normal" style:font-name-complex="Calibri" style:font-size-complex="12pt" style:font-weight-complex="normal"/>
    </style:style>
    <style:style style:name="T29" style:family="text">
      <style:text-properties fo:color="#000000" style:text-outline="false" style:font-name="Times New Roman" fo:font-size="12pt" fo:letter-spacing="normal" style:text-underline-style="none" fo:font-weight="normal" officeooo:rsid="0107c2eb" style:letter-kerning="false" style:font-size-asian="12pt" style:font-weight-asian="normal" style:font-name-complex="Calibri" style:font-size-complex="12pt" style:font-weight-complex="normal"/>
    </style:style>
    <style:style style:name="T30" style:family="text">
      <style:text-properties fo:color="#000000" style:text-outline="false" style:font-name="Times New Roman" fo:font-size="12pt" fo:letter-spacing="normal" style:text-underline-style="none" fo:font-weight="normal" officeooo:rsid="01181927" style:letter-kerning="false" style:font-size-asian="12pt" style:font-weight-asian="normal" style:font-name-complex="Calibri" style:font-size-complex="12pt" style:font-weight-complex="normal"/>
    </style:style>
    <style:style style:name="T31" style:family="text">
      <style:text-properties fo:color="#000000" style:text-outline="false" style:font-name="Times New Roman" fo:font-size="12pt" fo:letter-spacing="normal" style:text-underline-style="none" fo:font-weight="normal" officeooo:rsid="0118ef07" style:letter-kerning="false" style:font-size-asian="12pt" style:font-weight-asian="normal" style:font-name-complex="Calibri" style:font-size-complex="12pt" style:font-weight-complex="normal"/>
    </style:style>
    <style:style style:name="T32" style:family="text">
      <style:text-properties fo:color="#000000" style:text-outline="false" style:font-name="Times New Roman" fo:font-size="12pt" fo:letter-spacing="normal" style:text-underline-style="none" fo:font-weight="normal" officeooo:rsid="012c8fdb" style:letter-kerning="false" style:font-size-asian="12pt" style:font-weight-asian="normal" style:font-name-complex="Calibri" style:font-size-complex="12pt" style:font-weight-complex="normal"/>
    </style:style>
    <style:style style:name="T33" style:family="text">
      <style:text-properties fo:color="#000000" style:text-outline="false" style:font-name="Times New Roman" fo:font-size="12pt" fo:letter-spacing="normal" style:text-underline-style="none" fo:font-weight="normal" officeooo:rsid="011c748a" style:letter-kerning="false" style:font-size-asian="12pt" style:font-weight-asian="normal" style:font-name-complex="Calibri" style:font-size-complex="12pt" style:font-weight-complex="normal"/>
    </style:style>
    <style:style style:name="T34" style:family="text">
      <style:text-properties fo:color="#000000" style:text-outline="false" style:font-name="Times New Roman" fo:font-size="12pt" fo:letter-spacing="normal" style:text-underline-style="none" fo:font-weight="normal" officeooo:rsid="011d56f9" style:letter-kerning="false" style:font-size-asian="12pt" style:font-weight-asian="normal" style:font-name-complex="Calibri" style:font-size-complex="12pt" style:font-weight-complex="normal"/>
    </style:style>
    <style:style style:name="T35" style:family="text">
      <style:text-properties fo:color="#000000" style:text-outline="false" style:font-name="Times New Roman" fo:font-size="12pt" fo:letter-spacing="normal" style:text-underline-style="none" fo:font-weight="normal" officeooo:rsid="00d8a8f9" style:letter-kerning="false" style:font-size-asian="12pt" style:font-weight-asian="normal" style:font-name-complex="Calibri" style:font-size-complex="12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dd04d" style:font-weight-asian="normal" style:font-weight-complex="normal"/>
    </style:style>
    <style:style style:name="T38" style:family="text">
      <style:text-properties fo:font-weight="normal" officeooo:rsid="004534b6" style:font-weight-asian="normal" style:font-weight-complex="normal"/>
    </style:style>
    <style:style style:name="T39" style:family="text">
      <style:text-properties fo:font-weight="normal" officeooo:rsid="00ae1013" style:font-weight-asian="normal" style:font-weight-complex="normal"/>
    </style:style>
    <style:style style:name="T40" style:family="text">
      <style:text-properties fo:font-weight="normal" officeooo:rsid="00aebced" style:font-weight-asian="normal" style:font-weight-complex="normal"/>
    </style:style>
    <style:style style:name="T41" style:family="text">
      <style:text-properties fo:font-weight="normal" officeooo:rsid="005ebe6e" style:font-weight-asian="normal" style:font-weight-complex="normal"/>
    </style:style>
    <style:style style:name="T42" style:family="text">
      <style:text-properties fo:font-weight="normal" officeooo:rsid="004534b6" style:font-weight-asian="normal" style:font-name-complex="Calibri" style:font-weight-complex="normal"/>
    </style:style>
    <style:style style:name="T43" style:family="text">
      <style:text-properties style:font-name-complex="Calibri"/>
    </style:style>
    <style:style style:name="T44" style:family="text">
      <style:text-properties officeooo:rsid="000f3a78" style:font-name-complex="Calibri"/>
    </style:style>
    <style:style style:name="T45" style:family="text">
      <style:text-properties officeooo:rsid="001ec2b6" style:font-name-complex="Calibri"/>
    </style:style>
    <style:style style:name="T46" style:family="text">
      <style:text-properties officeooo:rsid="004534b6" style:font-name-complex="Calibri"/>
    </style:style>
    <style:style style:name="T47" style:family="text">
      <style:text-properties officeooo:rsid="007a22e9" style:font-name-complex="Calibri"/>
    </style:style>
    <style:style style:name="T48" style:family="text">
      <style:text-properties officeooo:rsid="007dd63f" style:font-name-complex="Calibri"/>
    </style:style>
    <style:style style:name="T49" style:family="text">
      <style:text-properties officeooo:rsid="00a1fbfc" style:font-name-complex="Calibri"/>
    </style:style>
    <style:style style:name="T50" style:family="text">
      <style:text-properties officeooo:rsid="0099aa0b" style:font-name-complex="Calibri"/>
    </style:style>
    <style:style style:name="T51" style:family="text">
      <style:text-properties officeooo:rsid="00bf9c5e" style:font-name-complex="Calibri"/>
    </style:style>
    <style:style style:name="T52" style:family="text">
      <style:text-properties officeooo:rsid="00aa5b1e" style:font-name-complex="Calibri"/>
    </style:style>
    <style:style style:name="T53" style:family="text">
      <style:text-properties officeooo:rsid="00c07c16" style:font-name-complex="Calibri"/>
    </style:style>
    <style:style style:name="T54" style:family="text">
      <style:text-properties officeooo:rsid="011d56f9" style:font-name-complex="Calibri"/>
    </style:style>
    <style:style style:name="T55" style:family="text">
      <style:text-properties officeooo:rsid="0135247c" style:font-name-complex="Calibri"/>
    </style:style>
    <style:style style:name="T56" style:family="text">
      <style:text-properties officeooo:rsid="0135a857" style:font-name-complex="Calibri"/>
    </style:style>
    <style:style style:name="T57" style:family="text">
      <style:text-properties officeooo:rsid="0137c65b" style:font-name-complex="Calibri"/>
    </style:style>
    <style:style style:name="T58" style:family="text">
      <style:text-properties officeooo:rsid="013e037e" style:font-name-complex="Calibri"/>
    </style:style>
    <style:style style:name="T59" style:family="text">
      <style:text-properties officeooo:rsid="014071f7" style:font-name-complex="Calibri"/>
    </style:style>
    <style:style style:name="T60" style:family="text">
      <style:text-properties officeooo:rsid="0146fc06" style:font-name-complex="Calibri"/>
    </style:style>
    <style:style style:name="T61" style:family="text">
      <style:text-properties officeooo:rsid="01476ac5" style:font-name-complex="Calibri"/>
    </style:style>
    <style:style style:name="T62" style:family="text">
      <style:text-properties officeooo:rsid="01480606" style:font-name-complex="Calibri"/>
    </style:style>
    <style:style style:name="T63" style:family="text">
      <style:text-properties officeooo:rsid="014be870" style:font-name-complex="Calibri"/>
    </style:style>
    <style:style style:name="T64" style:family="text">
      <style:text-properties officeooo:rsid="0043b84f"/>
    </style:style>
    <style:style style:name="T65" style:family="text">
      <style:text-properties officeooo:rsid="004534b6"/>
    </style:style>
    <style:style style:name="T66" style:family="text">
      <style:text-properties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4a1572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4534b6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46c881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763e5d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59f191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5ebe6e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7ab3d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b8373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d25a2" style:font-size-asian="12pt" style:font-weight-asian="normal" style:font-size-complex="12pt" style:font-weight-complex="normal"/>
    </style:style>
    <style:style style:name="T76" style:family="text">
      <style:text-properties fo:font-size="12pt" officeooo:rsid="00763e5d" style:font-size-asian="12pt" style:font-size-complex="12pt"/>
    </style:style>
    <style:style style:name="T77" style:family="text">
      <style:text-properties fo:font-size="12pt" officeooo:rsid="004534b6" style:font-size-asian="12pt" style:font-size-complex="12pt"/>
    </style:style>
    <style:style style:name="T78" style:family="text">
      <style:text-properties fo:font-size="12pt" officeooo:rsid="0073d65c" style:font-size-asian="12pt" style:font-size-complex="12pt"/>
    </style:style>
    <style:style style:name="T79" style:family="text">
      <style:text-properties fo:font-size="12pt" officeooo:rsid="007f759e" style:font-size-asian="12pt" style:font-size-complex="12pt"/>
    </style:style>
    <style:style style:name="T80" style:family="text">
      <style:text-properties fo:font-size="12pt" officeooo:rsid="00d7b255" style:font-size-asian="12pt" style:font-size-complex="12pt"/>
    </style:style>
    <style:style style:name="T81" style:family="text">
      <style:text-properties fo:font-size="12pt" officeooo:rsid="00d84783" style:font-size-asian="12pt" style:font-size-complex="12pt"/>
    </style:style>
    <style:style style:name="T82" style:family="text">
      <style:text-properties fo:font-size="12pt" style:text-underline-style="none" fo:font-weight="normal" style:font-size-asian="12pt" style:font-weight-asian="normal" style:font-name-complex="Calibri" style:font-size-complex="12pt" style:font-weight-complex="normal"/>
    </style:style>
    <style:style style:name="T83" style:family="text">
      <style:text-properties fo:font-size="12pt" style:text-underline-style="none" fo:font-weight="normal" officeooo:rsid="00c2bbdd" style:font-size-asian="12pt" style:font-weight-asian="normal" style:font-name-complex="Calibri" style:font-size-complex="12pt" style:font-weight-complex="normal"/>
    </style:style>
    <style:style style:name="T84" style:family="text">
      <style:text-properties fo:font-size="12pt" style:text-underline-style="none" fo:font-weight="normal" officeooo:rsid="00721cee" style:font-size-asian="12pt" style:font-weight-asian="normal" style:font-name-complex="Calibri" style:font-size-complex="12pt" style:font-weight-complex="normal"/>
    </style:style>
    <style:style style:name="T85" style:family="text">
      <style:text-properties fo:font-size="12pt" style:text-underline-style="none" fo:font-weight="normal" officeooo:rsid="0054c094" style:font-size-asian="12pt" style:font-weight-asian="normal" style:font-name-complex="Calibri" style:font-size-complex="12pt" style:font-weight-complex="normal"/>
    </style:style>
    <style:style style:name="T86" style:family="text">
      <style:text-properties fo:font-size="12pt" style:text-underline-style="none" fo:font-weight="normal" officeooo:rsid="00724fd7" style:font-size-asian="12pt" style:font-weight-asian="normal" style:font-name-complex="Calibri" style:font-size-complex="12pt" style:font-weight-complex="normal"/>
    </style:style>
    <style:style style:name="T87" style:family="text">
      <style:text-properties fo:font-size="12pt" style:text-underline-style="none" fo:font-weight="normal" officeooo:rsid="005febc1" style:font-size-asian="12pt" style:font-weight-asian="normal" style:font-name-complex="Calibri" style:font-size-complex="12pt" style:font-weight-complex="normal"/>
    </style:style>
    <style:style style:name="T88" style:family="text">
      <style:text-properties officeooo:rsid="005ebe6e"/>
    </style:style>
    <style:style style:name="T89" style:family="text">
      <style:text-properties officeooo:rsid="00691e25"/>
    </style:style>
    <style:style style:name="T90" style:family="text">
      <style:text-properties officeooo:rsid="00c4779a"/>
    </style:style>
    <style:style style:name="T91" style:family="text">
      <style:text-properties style:font-name="Times New Roman" fo:font-size="12pt" style:text-underline-style="none" fo:font-weight="normal" officeooo:rsid="00c2551c" style:font-size-asian="12pt" style:font-weight-asian="normal" style:font-name-complex="Calibri" style:font-size-complex="12pt" style:font-weight-complex="normal"/>
    </style:style>
    <style:style style:name="T92" style:family="text">
      <style:text-properties style:font-name="Times New Roman" fo:font-size="12pt" style:text-underline-style="none" fo:font-weight="normal" officeooo:rsid="004f4ec7" style:font-size-asian="12pt" style:font-weight-asian="normal" style:font-name-complex="Calibri" style:font-size-complex="12pt" style:font-weight-complex="normal"/>
    </style:style>
    <style:style style:name="T93" style:family="text">
      <style:text-properties style:font-name="Times New Roman" fo:font-size="12pt" style:text-underline-style="none" officeooo:rsid="001ec2b6" style:font-size-asian="12pt" style:font-weight-asian="normal" style:font-name-complex="Calibri" style:font-size-complex="12pt" style:font-weight-complex="normal"/>
    </style:style>
    <style:style style:name="T94" style:family="text">
      <style:text-properties style:font-name="Times New Roman" fo:font-size="12pt" style:text-underline-style="none" officeooo:rsid="00215c20" style:font-size-asian="12pt" style:font-weight-asian="normal" style:font-name-complex="Calibri" style:font-size-complex="12pt" style:font-weight-complex="normal"/>
    </style:style>
    <style:style style:name="T95" style:family="text">
      <style:text-properties style:font-name="Times New Roman" fo:font-size="12pt" style:text-underline-style="none" officeooo:rsid="00858d5c" style:font-size-asian="12pt" style:font-weight-asian="normal" style:font-name-complex="Calibri" style:font-size-complex="12pt" style:font-weight-complex="normal"/>
    </style:style>
    <style:style style:name="T96" style:family="text">
      <style:text-properties style:font-name="Times New Roman" fo:font-size="12pt" style:text-underline-style="none" officeooo:rsid="00b31489" style:font-size-asian="12pt" style:font-weight-asian="normal" style:font-name-complex="Calibri" style:font-size-complex="12pt" style:font-weight-complex="normal"/>
    </style:style>
    <style:style style:name="T97" style:family="text">
      <style:text-properties style:text-underline-style="none" style:font-name-complex="Calibri"/>
    </style:style>
    <style:style style:name="T98" style:family="text">
      <style:text-properties officeooo:rsid="0112a1b9"/>
    </style:style>
    <style:style style:name="T99" style:family="text">
      <style:text-properties officeooo:rsid="0142fd21"/>
    </style:style>
    <style:style style:name="T100" style:family="text">
      <style:text-properties officeooo:rsid="0144ca65"/>
    </style:style>
    <style:style style:name="T101" style:family="text">
      <style:text-properties officeooo:rsid="014e6151"/>
    </style:style>
    <style:style style:name="T102" style:family="text">
      <style:text-properties style:text-position="super 58%" officeooo:rsid="014e6151"/>
    </style:style>
    <style:style style:name="T103" style:family="text">
      <style:text-properties style:text-position="0% 100%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</text:span><text:span text:style-name="T2">humika</text:span><text:span text:style-name="T1"> Patel (C2C Only)</text:span></text:p>
      <text:p text:style-name="P9">Web UI Developer/ <text:span text:style-name="T64">Front-end Developer</text:span></text:p>
      <text:p text:style-name="P9"/>
      <text:p text:style-name="P34">CAREER SUMMARY</text:p>
      <text:p text:style-name="P34"/>
      <text:list xml:id="list6178069690696162482" text:style-name="L1">
        <text:list-item>
          <text:p text:style-name="P13"><text:span text:style-name="T44">T</text:span><text:span text:style-name="T43">echnologist over 5 years of experience in developing and designing enterprise level UI web applications </text:span><text:span text:style-name="T45">with solid understanding.</text:span></text:p>
        </text:list-item>
        <text:list-item>
          <text:p text:style-name="P14"><text:span text:style-name="T45">V</text:span><text:span text:style-name="T43">ery good Understanding of new features of HTML5 and CSS3.</text:span></text:p>
        </text:list-item>
        <text:list-item>
          <text:p text:style-name="P62"><text:span text:style-name="T93">E</text:span><text:span text:style-name="T94">xperience in working extensively on UI side HTML, HTML5, CSS, CSS3, </text:span><text:span text:style-name="T95">twitterBootstrap, </text:span><text:span text:style-name="T94"><text:s/>JavaScrip, jQuery, JSON, Ajax, </text:span><text:span text:style-name="T95">HandlebarJS, AngularJS, RequireJS, UnderscoreJS, ZeptoJS, </text:span><text:span text:style-name="T96">Phone gap</text:span><text:span text:style-name="T95">/ Cordova, jQuery Mobile.</text:span></text:p>
        </text:list-item>
        <text:list-item>
          <text:p text:style-name="P20">Strong Technical knowledge of Object Oriented JavaScrip<text:span text:style-name="T98">t</text:span> and JS frameworks/libraries.</text:p>
        </text:list-item>
        <text:list-item>
          <text:p text:style-name="P21"><text:span text:style-name="T12">Hands on experience of JavaScrip</text:span><text:span text:style-name="T14">t</text:span><text:span text:style-name="T12"> frameworks such as AngularJS, requireJS, UnderscoreJS, Handlebars</text:span><text:span text:style-name="T17">.</text:span><text:span text:style-name="T18"> </text:span></text:p>
        </text:list-item>
        <text:list-item>
          <text:p text:style-name="P22">Extensive Experience in working with DOM (Document Object Model) and AJAX to create interactive/dynamic features rich webpages.</text:p>
        </text:list-item>
        <text:list-item>
          <text:p text:style-name="P23"><text:span text:style-name="T3">Experience in building Single Page Application (SPA)</text:span><text:span text:style-name="T16"> </text:span><text:span text:style-name="T3">using AngularJS with filter, routers, custom directories and controllers. </text:span></text:p>
        </text:list-item>
        <text:list-item>
          <text:p text:style-name="P24"><text:span text:style-name="T13">M</text:span><text:span text:style-name="T3">odel View Controller (MVC) frameworks experience for easy-maintained design.</text:span></text:p>
        </text:list-item>
        <text:list-item>
          <text:p text:style-name="P15"><text:span text:style-name="T6">Provided </text:span><text:span text:style-name="T7">responsive </text:span><text:span text:style-name="T6">layout design of </text:span><text:span text:style-name="T7">web pages using media query and twitter </text:span><text:span text:style-name="T8">bootstrap.</text:span></text:p>
        </text:list-item>
        <text:list-item>
          <text:p text:style-name="P37">Experience of using LESS and SAAS pre-processor of CSS.</text:p>
        </text:list-item>
        <text:list-item>
          <text:p text:style-name="P16"><text:span text:style-name="T5">I</text:span><text:span text:style-name="T4">mplemented dynamic UI with charting framework libraries like D3 and C3</text:span><text:span text:style-name="T15">.</text:span></text:p>
        </text:list-item>
        <text:list-item>
          <text:p text:style-name="P17"><text:span text:style-name="T9">I</text:span><text:span text:style-name="T4">nvolved in mobile application using jQuery mobile and </text:span><text:span text:style-name="T10">Phone gap.</text:span></text:p>
        </text:list-item>
        <text:list-item>
          <text:p text:style-name="P38">Knowledge of Cross-browser capabilities and coding techniques.</text:p>
        </text:list-item>
        <text:list-item>
          <text:p text:style-name="P18"><text:span text:style-name="T4">Used various IDEs like Sublime Text, Notepad++, DreamWeave</text:span><text:span text:style-name="T11">r.</text:span></text:p>
        </text:list-item>
        <text:list-item>
          <text:p text:style-name="P19"><text:span text:style-name="T11">O</text:span><text:span text:style-name="T4">ptimized HTML and JavaScrip code to reduce web page loading time.</text:span></text:p>
        </text:list-item>
        <text:list-item>
          <text:p text:style-name="P39">Experience working with tools like Firebug, Chrome and Safari web inspectors and IE Developer toolbar.</text:p>
        </text:list-item>
        <text:list-item>
          <text:p text:style-name="P40">Adaptive to emerging applications and technologies. Quick learner and excellent communicator.</text:p>
        </text:list-item>
        <text:list-item>
          <text:p text:style-name="P41">Enjoy learning new tools and technologies needed. Flexible to adapt to any environment and work on any project.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4"><text:soft-page-break/>COMPUTER SKILLS</text:p>
      <text:p text:style-name="P5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21">Web Technologies </text:span></text:p>
          </table:table-cell>
          <table:table-cell table:style-name="Table2.B1" office:value-type="string">
            <text:p text:style-name="P12"><text:span text:style-name="T21">HTML/HTML5, CSS2/3, DHTML, XML, XHTML, JavaScript, </text:span><text:span text:style-name="T22">jQuery</text:span><text:span text:style-name="T21">, AJAX</text:span></text:p>
          </table:table-cell>
        </table:table-row>
        <table:table-row>
          <table:table-cell table:style-name="Table2.A2" office:value-type="string">
            <text:p text:style-name="P58">Libraries and Framework</text:p>
          </table:table-cell>
          <table:table-cell table:style-name="Table2.B2" office:value-type="string">
            <text:p text:style-name="P56"><text:span text:style-name="T36">jQuery, Handlebar.js, Node.js, Require.js, Bootstrap, Angular.js, </text:span><text:span text:style-name="T40">C</text:span><text:span text:style-name="T36">3 </text:span></text:p>
          </table:table-cell>
        </table:table-row>
        <table:table-row>
          <table:table-cell table:style-name="Table2.A2" office:value-type="string">
            <text:p text:style-name="P58">IDE's and Tools</text:p>
          </table:table-cell>
          <table:table-cell table:style-name="Table2.B2" office:value-type="string">
            <text:p text:style-name="P56"><text:span text:style-name="T36">Firebug, Developer Tools, Sublimetext,</text:span><text:span text:style-name="T39"> Notepad++, Microsoft Visual Studio</text:span></text:p>
          </table:table-cell>
        </table:table-row>
        <table:table-row>
          <table:table-cell table:style-name="Table2.A2" office:value-type="string">
            <text:p text:style-name="P58">Version Control and CMS</text:p>
          </table:table-cell>
          <table:table-cell table:style-name="Table2.B2" office:value-type="string">
            <text:p text:style-name="P56"><text:span text:style-name="T36">GIT, SVN</text:span></text:p>
          </table:table-cell>
        </table:table-row>
        <table:table-row>
          <table:table-cell table:style-name="Table2.A2" office:value-type="string">
            <text:p text:style-name="P58">Server Environment</text:p>
          </table:table-cell>
          <table:table-cell table:style-name="Table2.B2" office:value-type="string">
            <text:p text:style-name="P56"><text:span text:style-name="T37">Java/ J2EE, JSP</text:span></text:p>
          </table:table-cell>
        </table:table-row>
        <table:table-row>
          <table:table-cell table:style-name="Table2.A2" office:value-type="string">
            <text:p text:style-name="P59">Databases and Tools</text:p>
          </table:table-cell>
          <table:table-cell table:style-name="Table2.B2" office:value-type="string">
            <text:p text:style-name="P57"><text:span text:style-name="T36">SQL, MySQL</text:span></text:p>
          </table:table-cell>
        </table:table-row>
        <table:table-row>
          <table:table-cell table:style-name="Table2.A2" office:value-type="string">
            <text:p text:style-name="P59">Operating Systems</text:p>
          </table:table-cell>
          <table:table-cell table:style-name="Table2.B2" office:value-type="string">
            <text:p text:style-name="P57"><text:span text:style-name="T36">MAC OS X, Linux, Unix, DOS, Windows</text:span></text:p>
          </table:table-cell>
        </table:table-row>
      </table:table>
      <text:p text:style-name="P53"/>
      <text:p text:style-name="P55"/>
      <text:p text:style-name="P76">Working Experience</text:p>
      <text:p text:style-name="P82">XYZ New York, USA<text:tab/><text:tab/><text:tab/><text:tab/><text:tab/><text:tab/><text:tab/><text:tab/>Aug 2014- till now</text:p>
      <text:p text:style-name="P90"><text:span text:style-name="T42"><text:tab/></text:span><text:span text:style-name="T46">Front End Developer</text:span></text:p>
      <text:list xml:id="list122246331963240780" text:style-name="L2">
        <text:list-header>
          <text:p text:style-name="P70"><text:span text:style-name="T28">XYZ</text:span><text:span text:style-name="T23"> is a multinational financial services corporation</text:span><text:span text:style-name="T29">. It offers services including personal banking, corporate banking, financial market, international business, and credit card. Online Account Access offers customers a secure way to login their accounts in two steps using a login ID and password. Customers are able to register and reset their password in the same place more conveniently. The homepage includes a new menu bar and a quick link zone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23"><text:s text:c="6"/>R</text:span><text:span text:style-name="T24">esponsibilities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  <text:list-item>
          <text:p text:style-name="P63"><text:span text:style-name="T24">Analyzed business requirement to translate functional requirements into technical requirements <text:tab/>using MVC framework Angular.js, making multiple developers to be able to work on separate <text:tab/>modules simultaneously.</text:span></text:p>
        </text:list-item>
        <text:list-item>
          <text:p text:style-name="P64"><text:span text:style-name="T24">Designed the front end applications, user interactive (UI) web pages using web technologies like <text:tab/>HTML, XHTML, CSS, Backbone</text:span><text:span text:style-name="T30">JS</text:span><text:span text:style-name="T24"> and Bootstrap.</text:span></text:p>
        </text:list-item>
        <text:list-item>
          <text:p text:style-name="P64"><text:span text:style-name="T24">Used various jQuery plugins in the UI to display the content and manage navigations.</text:span></text:p>
        </text:list-item>
        <text:list-item>
          <text:p text:style-name="P65"><text:span text:style-name="T24">Responsible for the overall layout design, created a responsive webpage and implement dynamic <text:tab/>features by using Twitter Bootstrap.</text:span></text:p>
        </text:list-item>
        <text:list-item>
          <text:p text:style-name="P66"><text:span text:style-name="T24">Implemented highly interactive features and redesigned some parts of products by write plain <text:tab/>JavaScript due to some compatibility issues using jQuery.</text:span></text:p>
        </text:list-item>
        <text:list-item>
          <text:p text:style-name="P66"><text:span text:style-name="T24">Used jQuery UI for dialogs, tabs, </text:span><text:span text:style-name="T31">date pickers</text:span><text:span text:style-name="T24"> and auto-complete features.</text:span></text:p>
        </text:list-item>
        <text:list-item>
          <text:p text:style-name="P66"><text:span text:style-name="T24">Traversed the </text:span><text:span text:style-name="T27">DOM</text:span><text:span text:style-name="T24"> using </text:span><text:span text:style-name="T27">jQuery</text:span><text:span text:style-name="T24"> using different selectors.</text:span></text:p>
        </text:list-item>
        <text:list-item>
          <text:p text:style-name="P67"><text:soft-page-break/><text:span text:style-name="T24">Used AngularJS to create a Single Page Application (SPA) for the </text:span><text:span text:style-name="T26">different</text:span><text:span text:style-name="T24"> module along with <text:tab/>routers, filters, custom directives and controllers.</text:span></text:p>
        </text:list-item>
        <text:list-item>
          <text:p text:style-name="P67"><text:span text:style-name="T24">Designed and developed modules to retrieve data and improve data using AJAX calls by $http <text:tab/>service in AngularJS.</text:span></text:p>
        </text:list-item>
        <text:list-item>
          <text:p text:style-name="P68"><text:span text:style-name="T24">Implemented AJAX in web pages for accessing application data without refresh the whole pages <text:tab/></text:span><text:span text:style-name="T32">for better user experience. <text:s text:c="113"/></text:span><text:span text:style-name="T24"><text:line-break/>• Interacted with java controllers </text:span><text:span text:style-name="T25">like </text:span><text:span text:style-name="T24">jQuery, Ajax, and JSON to write/read data from back end <text:tab/>systems.</text:span></text:p>
        </text:list-item>
        <text:list-item>
          <text:p text:style-name="P69"><text:span text:style-name="T24">Utilized version control tool GIT to work on the same code-base in the repository with the other <text:tab/>team members.</text:span></text:p>
        </text:list-item>
        <text:list-item>
          <text:p text:style-name="P69"><text:span text:style-name="T24">Handled browser compatibility issues for different browsers related to CSS, HTML and <text:tab/>JavaScript for IE, Firefox, and Chrome browsers.</text:span></text:p>
        </text:list-item>
        <text:list-item>
          <text:p text:style-name="P69"><text:span text:style-name="T24">Worked with the Quality Assurance team in fixing the defects.</text:span></text:p>
        </text:list-item>
        <text:list-item>
          <text:p text:style-name="P69">Unit test all the front-end AngularJS code using Karma.</text:p>
          <text:list>
            <text:list-item>
              <text:list>
                <text:list-header>
                  <text:p text:style-name="P88"><text:s text:c="5"/>Environment: HTML 5, CSS 3, JavaScript, AngularJS, jQuery, Bootstrap, JSON, AJAX, Git</text:p>
                </text:list-header>
              </text:list>
            </text:list-item>
          </text:list>
        </text:list-item>
      </text:list>
      <text:p text:style-name="P76"/>
      <text:p text:style-name="P77"><text:span text:style-name="T76">XYZ</text:span><text:span text:style-name="T77"> </text:span><text:span text:style-name="T78">New York, USA</text:span><text:span text:style-name="T68"> <text:s text:c="30"/><text:tab/><text:tab/><text:tab/><text:tab/></text:span><text:span text:style-name="T80">Dec</text:span><text:span text:style-name="T77"> 201</text:span><text:span text:style-name="T81">2</text:span><text:span text:style-name="T77">- </text:span><text:span text:style-name="T81">July</text:span><text:span text:style-name="T77"> 201</text:span><text:span text:style-name="T81">4</text:span></text:p>
      <text:p text:style-name="P74"><text:span text:style-name="T42"><text:tab/></text:span><text:span text:style-name="T46">Front End Developer</text:span></text:p>
      <text:p text:style-name="P71"><text:s/><text:tab/></text:p>
      <text:p text:style-name="P72"><text:span text:style-name="T48"><text:tab/> <text:s text:c="3"/></text:span></text:p>
      <text:p text:style-name="P81"><text:span text:style-name="T33"><text:s text:c="6"/>XYZ is a leading site that offers travel solutions.</text:span><text:span text:style-name="T34"> </text:span><text:span text:style-name="T54">This project focused on building a </text:span><text:span text:style-name="T59">web</text:span><text:span text:style-name="T54"> application that user can </text:span><text:span text:style-name="T55">booking their tickets by signing in. It provides different facilities like flight, bus, train, hotels. I </text:span><text:span text:style-name="T58">was </text:span><text:span text:style-name="T55">involved in designing a home page and many other modules that uses different jQueryUI</text:span><text:span text:style-name="T56">. The application enables customers to choose customized </text:span><text:span text:style-name="T57">places</text:span><text:span text:style-name="T56">. </text:span><text:span text:style-name="T60">Worked </text:span><text:span text:style-name="T62">Widgets like</text:span><text:span text:style-name="T60"> </text:span><text:span text:style-name="T61">form validation, </text:span><text:span text:style-name="T60">range date picker, Accordion, </text:span><text:span text:style-name="T61">Selectmenu, </text:span><text:span text:style-name="T60">Autocomplete, tooltip</text:span><text:span text:style-name="T61">. </text:span><text:span text:style-name="T63">I used Utilit</text:span></text:p>
      <text:p text:style-name="P73"><text:span text:style-name="T48"><text:tab/> <text:s text:c="5"/></text:span><text:span text:style-name="T49">Responsibilities:</text:span></text:p>
      <text:list xml:id="list124360482247533" text:continue-list="list6178069690696162482" text:style-name="L1">
        <text:list-item>
          <text:p text:style-name="P87">Developed Navigations, Page layouts, and presented designs and concepts to the clients and the management to review.</text:p>
        </text:list-item>
        <text:list-item>
          <text:p text:style-name="P86">Involved in developing the UI pages using HTML<text:span text:style-name="T99">5</text:span>, CSS<text:span text:style-name="T100">3</text:span>, JavaScript, JSON, jQuery, Ajax.</text:p>
        </text:list-item>
        <text:list-item>
          <text:p text:style-name="P43">Used HTML5 features like local storage, new input attributes, article, section etc.</text:p>
        </text:list-item>
        <text:list-item>
          <text:p text:style-name="P43">Redesigned the existing site and create new interfaces.</text:p>
        </text:list-item>
        <text:list-item>
          <text:p text:style-name="P44">Designed CSS based page layouts that are cross-browser compatible and compliant.</text:p>
        </text:list-item>
        <text:list-item>
          <text:p text:style-name="P60">Debug the application using Firebug to traverse the documents and manipulated the Nodes using <text:soft-page-break/>DOM and DOM Functions using Firefox and IE Developer Tool bar for IE.</text:p>
        </text:list-item>
        <text:list-item>
          <text:p text:style-name="P45">Implemented various Validation Controls for form validation and implemented custom validation controls using JavaScript.</text:p>
        </text:list-item>
        <text:list-item>
          <text:p text:style-name="P50"><text:span text:style-name="T50">Worked on jQuery validation plugins, modified jQuery validation plugin</text:span><text:span text:style-name="T51">s</text:span><text:span text:style-name="T50"> to support custom validation, jQuery date picker, jQuery tooltip.</text:span></text:p>
        </text:list-item>
        <text:list-item>
          <text:p text:style-name="P46">Used Twitter Bootstrap and media-queries to create Responsive Web Design and created pages that are cross-browser compatible.</text:p>
        </text:list-item>
        <text:list-item>
          <text:p text:style-name="P47">Involved in developing client login module.</text:p>
        </text:list-item>
        <text:list-item>
          <text:p text:style-name="P47">Have extensively used browser Developer tools and Firebug for Debugging.</text:p>
        </text:list-item>
        <text:list-item>
          <text:p text:style-name="P47">Used AJAX and JSON for data transform.</text:p>
        </text:list-item>
        <text:list-item>
          <text:p text:style-name="P48">Managed and implemented all code changes via SVN.</text:p>
        </text:list-item>
        <text:list-item>
          <text:p text:style-name="P49">Worked on resolving numerous cross browser compatibility related to CSS and JavaScript, such as IE, Mozilla Firebox, Windows Chrome, Mac Safari.</text:p>
        </text:list-item>
        <text:list-item>
          <text:p text:style-name="P51"><text:span text:style-name="T47">Co-ordinated with </text:span><text:span text:style-name="T52">business</text:span><text:span text:style-name="T47"> group for understanding o</text:span><text:span text:style-name="T53">f</text:span><text:span text:style-name="T47"> functional requirements analyzed and designed the </text:span><text:span text:style-name="T52">hotel</text:span><text:span text:style-name="T47"> requirements to documented and implemented.</text:span></text:p>
          <text:p text:style-name="P83"/>
        </text:list-item>
      </text:list>
      <text:p text:style-name="P84">Environment: JavaScript, AJAX, jQuery, CSS, HTML, JSON, </text:p>
      <text:p text:style-name="P85"/>
      <text:p text:style-name="P85"/>
      <text:p text:style-name="P78"><text:tab/><text:tab/><text:span text:style-name="T77">ABC </text:span><text:span text:style-name="T79">Gujarat</text:span><text:span text:style-name="T77">, India</text:span><text:span text:style-name="T68"> <text:s text:c="31"/><text:tab/><text:tab/><text:tab/><text:tab/></text:span><text:span text:style-name="T81">Aug</text:span><text:span text:style-name="T77"> 2010- </text:span><text:span text:style-name="T81">Dec</text:span><text:span text:style-name="T80"> </text:span><text:span text:style-name="T77">201</text:span><text:span text:style-name="T81">2</text:span></text:p>
      <text:p text:style-name="P75"><text:span text:style-name="T38"><text:tab/><text:tab/></text:span><text:span text:style-name="T65">Front End Developer</text:span></text:p>
      <text:p text:style-name="P2"><text:span text:style-name="T19"><text:tab/><text:tab/><text:tab/></text:span><text:span text:style-name="T20">ABC </text:span><text:span text:style-name="T68">is a </text:span><text:span text:style-name="T69">largest growing company </text:span><text:span text:style-name="T70">of India</text:span><text:span text:style-name="T69">. I was involved in developing the web applications. </text:span><text:span text:style-name="T71">This is a web based application for internal employees.</text:span><text:span text:style-name="T72"> </text:span><text:span text:style-name="T69">This project consist two module user and admin. </text:span><text:span text:style-name="T73">The </text:span><text:span text:style-name="T74">User</text:span><text:span text:style-name="T73"> module is designed for employees to be able to sign-in and sign-out during work. Also they are able to view their own attendance record. </text:span><text:span text:style-name="T74">Admin</text:span><text:span text:style-name="T67"> module </text:span><text:span text:style-name="T75">have all the rights to add new employee details, view all employee details</text:span><text:span text:style-name="T67">.</text:span></text:p>
      <text:p text:style-name="P3"><text:span text:style-name="T67"><text:tab/> <text:s text:c="5"/>R</text:span><text:span text:style-name="T66">esponsibilities:</text:span></text:p>
      <text:list xml:id="list124360867052231" text:continue-numbering="true" text:style-name="L1">
        <text:list-item>
          <text:p text:style-name="P61"><text:span text:style-name="T91">D</text:span><text:span text:style-name="T92">esigning and coding using HTML, CSS, JavaScrip, DOM and jQuery.</text:span></text:p>
        </text:list-item>
        <text:list-item>
          <text:p text:style-name="P25">Working with team developers to integrate HTML and CSS.</text:p>
        </text:list-item>
        <text:list-item>
          <text:p text:style-name="P25">Developed page layouts, navigation and icons.</text:p>
        </text:list-item>
        <text:list-item>
          <text:p text:style-name="P26">Designed CSS based page layouts that are cross-browser compatible and standards-compliant.</text:p>
        </text:list-item>
        <text:list-item>
          <text:p text:style-name="P26">Developed CSS style sheets to give gradient effects.</text:p>
        </text:list-item>
        <text:list-item>
          <text:p text:style-name="P28"><text:span text:style-name="T82">Involved in developing web application</text:span><text:span text:style-name="T83">s </text:span><text:span text:style-name="T82">functionalities using JavaScrip and jQuery.</text:span></text:p>
        </text:list-item>
        <text:list-item>
          <text:p text:style-name="P25">Used JavaScrip for custom Client-side validation and DOM manipulations.</text:p>
        </text:list-item>
        <text:list-item>
          <text:p text:style-name="P29"><text:span text:style-name="T82">Experience using jQuery and </text:span><text:span text:style-name="T84">twitter </text:span><text:span text:style-name="T82">Bootstrap plugins for the Application.</text:span></text:p>
        </text:list-item>
        <text:list-item>
          <text:p text:style-name="P29"><text:span text:style-name="T82">Used </text:span><text:span text:style-name="T85">j</text:span><text:span text:style-name="T82">Query plugins for User interface and forms.</text:span></text:p>
        </text:list-item>
        <text:list-item>
          <text:p text:style-name="P29"><text:span text:style-name="T82">Developed Date </text:span><text:span text:style-name="T86">and</text:span><text:span text:style-name="T82"> Time Picker using Object Oriented JavaScript extensively.</text:span></text:p>
        </text:list-item>
        <text:list-item>
          <text:p text:style-name="P30"><text:soft-page-break/><text:span text:style-name="T87">Used </text:span><text:span text:style-name="T82">AJAX to speed up web application.</text:span></text:p>
        </text:list-item>
        <text:list-item>
          <text:p text:style-name="P31">Used AJAX and JSON to make asynchronous call to the project server to fetch <text:span text:style-name="T89">the attendance record.</text:span></text:p>
        </text:list-item>
        <text:list-item>
          <text:p text:style-name="P31">Applied jQuery scripts for animation and end user screen customization purposes.</text:p>
        </text:list-item>
        <text:list-item>
          <text:p text:style-name="P31">Debug the application using Firebug to traverse the document<text:span text:style-name="T90">s</text:span> and manipulated the nodes using DOM and DOM functions.</text:p>
        </text:list-item>
        <text:list-item>
          <text:p text:style-name="P32"><text:span text:style-name="T87">Worked on </text:span><text:span text:style-name="T82">performance tuning to make the pages fast and effective.</text:span></text:p>
        </text:list-item>
      </text:list>
      <text:p text:style-name="P33"/>
      <text:p text:style-name="P33"/>
      <text:p text:style-name="P35"><text:span text:style-name="T41">Environment</text:span><text:span text:style-name="T88">: HTML, CSS, JavaScript, jQuery, JSON, AJAX, DOM, </text:span>Twitter bootstrap<text:span text:style-name="T88">.</text:span></text:p>
      <text:list xml:id="list124359932330549" text:continue-numbering="true" text:style-name="L1">
        <text:list-header>
          <text:p text:style-name="P27"><text:span text:style-name="T97"><text:s/></text:span></text:p>
          <text:p text:style-name="P27"><text:span text:style-name="T97"/></text:p>
        </text:list-header>
      </text:list>
      <text:h text:style-name="P7" text:outline-level="2">Education</text:h>
      <text:p text:style-name="P91">Bachelor degree : Computer Engineering</text:p>
      <text:p text:style-name="P91"/>
      <text:p text:style-name="P91"><text:span text:style-name="T101">date of birth : 5</text:span><text:span text:style-name="T102">th</text:span><text:span text:style-name="T101"> Sep 1992</text:span></text:p>
      <text:p text:style-name="P91"><text:span text:style-name="T101">came in USA : June 2014</text:span> </text:p>
      <text:list xml:id="list5274907563249817313" text:style-name="L3">
        <text:list-header>
          <text:p text:style-name="P80"><text:tab/><text:tab/><text:tab/></text:p>
        </text:list-header>
      </text:list>
      <text:p text:style-name="P1"><text:tab/><text:tab/></text:p>
      <text:p text:style-name="P79"/>
      <text:p text:style-name="P4"/>
      <text:p text:style-name="P6"/>
      <text:p text:style-name="P5"/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background-color="#eeeeee"/>
    </style:style>
    <style:style style:name="Table_20_Heading" style:display-name="Table Heading" style:family="paragraph" style:parent-style-name="Table_20_Contents" style:next-style-name="Text_20_body" style:class="extra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fo:background-color="#dddd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34:09.906861000</meta:creation-date>
    <dc:date>2015-11-16T12:43:58.836634000</dc:date>
    <meta:editing-duration>P1DT7H52M22S</meta:editing-duration>
    <meta:editing-cycles>314</meta:editing-cycles>
    <meta:generator>LibreOffice/5.0.2.2$MacOSX_X86_64 LibreOffice_project/37b43f919e4de5eeaca9b9755ed688758a8251fe</meta:generator>
    <meta:document-statistic meta:table-count="2" meta:image-count="0" meta:object-count="0" meta:page-count="6" meta:paragraph-count="107" meta:word-count="1284" meta:character-count="8642" meta:non-whitespace-character-count="7266"/>
  </office:meta>
</office:document-meta>
</file>